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fb8" officeooo:paragraph-rsid="00107fb8"/>
    </style:style>
    <style:style style:name="P2" style:family="paragraph" style:parent-style-name="Standard" style:list-style-name="L1">
      <style:text-properties officeooo:rsid="00107fb8" officeooo:paragraph-rsid="00107fb8"/>
    </style:style>
    <style:style style:name="P3" style:family="paragraph" style:parent-style-name="Standard" style:list-style-name="L1">
      <style:text-properties officeooo:rsid="00107fb8" officeooo:paragraph-rsid="00121bde"/>
    </style:style>
    <style:style style:name="P4" style:family="paragraph" style:parent-style-name="Standard" style:list-style-name="L1">
      <style:text-properties officeooo:paragraph-rsid="00107fb8"/>
    </style:style>
    <style:style style:name="P5" style:family="paragraph" style:parent-style-name="Standard">
      <style:text-properties officeooo:rsid="00132bb1" officeooo:paragraph-rsid="00132bb1"/>
    </style:style>
    <style:style style:name="T1" style:family="text">
      <style:text-properties officeooo:rsid="00107fb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ON</text:p>
      <text:list xml:id="list2794566566" text:style-name="L1">
        <text:list-item>
          <text:p text:style-name="P4"><text:span text:style-name="T1">BBDD</text:span></text:p>
          <text:list>
            <text:list-item>
              <text:list>
                <text:list-item>
                  <text:p text:style-name="P4">Instalo mysql</text:p>
                </text:list-item>
                <text:list-item>
                  <text:p text:style-name="P4">Creo</text:p>
                  <text:p text:style-name="P3">CREATE DATABASE bbdd_imagenes;</text:p>
                  <text:p text:style-name="P3">CREATE USER operario@'localhost' IDENTIFIED BY 'oper24';</text:p>
                  <text:p text:style-name="P3">GRANT ALL PRIVILEGES ON bbdd_imagenes.* TO 'operario'@'localhost';</text:p>
                  <text:p text:style-name="P2">FLUSH PRIVILEGES;</text:p>
                </text:list-item>
              </text:list>
            </text:list-item>
          </text:list>
        </text:list-item>
      </text:list>
      <text:p text:style-name="P5"><text:tab/><text:tab/></text:p>
      <text:p text:style-name="P5">USE <text:span text:style-name="T1">bbdd_imagenes</text:span>;</text:p>
      <text:p text:style-name="P5"/>
      <text:p text:style-name="P5">CREATE TABLE IF NOT EXISTS tabla_inferencias (</text:p>
      <text:p text:style-name="P5"><text:s text:c="4"/>id INT AUTO_INCREMENT PRIMARY KEY,</text:p>
      <text:p text:style-name="P5"><text:s text:c="4"/>timestamp TIMESTAMP,</text:p>
      <text:p text:style-name="P5"><text:s text:c="4"/>imagen VARCHAR(255),</text:p>
      <text:p text:style-name="P5"><text:s text:c="4"/>estado ENUM(‘OK’, ‘KO’) NOT NULL</text:p>
      <text:p text:style-name="P5">)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2:23:30.990593648</meta:creation-date>
    <dc:date>2024-01-12T12:58:21.054428846</dc:date>
    <meta:editing-duration>PT2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50" meta:character-count="396" meta:non-whitespace-character-count="346"/>
  </office:meta>
</office:document-meta>
</file>